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7299in" fo:margin-left="-0.566in" table:align="left"/>
    </style:style>
    <style:style style:name="Table1.A" style:family="table-column">
      <style:table-column-properties style:column-width="1.2354in"/>
    </style:style>
    <style:style style:name="Table1.B" style:family="table-column">
      <style:table-column-properties style:column-width="1.4951in"/>
    </style:style>
    <style:style style:name="Table1.C" style:family="table-column">
      <style:table-column-properties style:column-width="1.4958in"/>
    </style:style>
    <style:style style:name="Table1.D" style:family="table-column">
      <style:table-column-properties style:column-width="1.5035in"/>
    </style:style>
    <style:style style:name="Table1.A1" style:family="table-cell">
      <style:table-cell-properties style:vertical-align="middle" fo:background-color="#dde8cb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dde8cb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ab90" officeooo:paragraph-rsid="0014ab90"/>
    </style:style>
    <style:style style:name="P2" style:family="paragraph" style:parent-style-name="Standard">
      <style:text-properties officeooo:rsid="0014ab90" officeooo:paragraph-rsid="0018d4fb"/>
    </style:style>
    <style:style style:name="P3" style:family="paragraph" style:parent-style-name="Standard">
      <style:text-properties officeooo:rsid="0014ab90" officeooo:paragraph-rsid="001c42fd"/>
    </style:style>
    <style:style style:name="P4" style:family="paragraph" style:parent-style-name="Standard">
      <style:text-properties officeooo:rsid="0018d4fb" officeooo:paragraph-rsid="0018d4fb"/>
    </style:style>
    <style:style style:name="P5" style:family="paragraph" style:parent-style-name="Standard">
      <style:text-properties officeooo:rsid="0018d4fb" officeooo:paragraph-rsid="00260792"/>
    </style:style>
    <style:style style:name="P6" style:family="paragraph" style:parent-style-name="Standard">
      <style:text-properties officeooo:rsid="001c42fd" officeooo:paragraph-rsid="001c42fd"/>
    </style:style>
    <style:style style:name="P7" style:family="paragraph" style:parent-style-name="Standard">
      <style:text-properties officeooo:rsid="001e32c8" officeooo:paragraph-rsid="001e32c8"/>
    </style:style>
    <style:style style:name="P8" style:family="paragraph" style:parent-style-name="Standard">
      <style:text-properties officeooo:rsid="0021f3e4" officeooo:paragraph-rsid="0021f3e4"/>
    </style:style>
    <style:style style:name="P9" style:family="paragraph" style:parent-style-name="Standard">
      <style:text-properties officeooo:rsid="0021f3e4" officeooo:paragraph-rsid="0027e555"/>
    </style:style>
    <style:style style:name="P10" style:family="paragraph" style:parent-style-name="Table_20_Contents">
      <style:paragraph-properties fo:text-align="center" style:justify-single-word="false"/>
      <style:text-properties officeooo:rsid="00095d2d" officeooo:paragraph-rsid="00095d2d"/>
    </style:style>
    <style:style style:name="P11" style:family="paragraph" style:parent-style-name="Table_20_Contents">
      <style:paragraph-properties fo:text-align="center" style:justify-single-word="false"/>
      <style:text-properties officeooo:rsid="00095d2d" officeooo:paragraph-rsid="000a7230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95d2d" officeooo:paragraph-rsid="00095d2d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95d2d" officeooo:paragraph-rsid="000a723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95d2d" officeooo:paragraph-rsid="000c57f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a7230" officeooo:paragraph-rsid="000a7230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officeooo:rsid="000a7230" officeooo:paragraph-rsid="000a7230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d4fb"/>
    </style:style>
    <style:style style:name="T3" style:family="text">
      <style:text-properties style:font-name="Liberation Serif" officeooo:rsid="001c42fd"/>
    </style:style>
    <style:style style:name="T4" style:family="text">
      <style:text-properties style:font-name="Liberation Serif" officeooo:rsid="001e32c8"/>
    </style:style>
    <style:style style:name="T5" style:family="text">
      <style:text-properties style:font-name="Liberation Serif" officeooo:rsid="0014ab90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0a7982"/>
    </style:style>
    <style:style style:name="T8" style:family="text">
      <style:text-properties style:font-name="Liberation Serif1" officeooo:rsid="000c57fd"/>
    </style:style>
    <style:style style:name="T9" style:family="text">
      <style:text-properties officeooo:rsid="000a7230"/>
    </style:style>
    <style:style style:name="T10" style:family="text">
      <style:text-properties officeooo:rsid="000a7982"/>
    </style:style>
    <style:style style:name="T11" style:family="text">
      <style:text-properties officeooo:rsid="000c57fd"/>
    </style:style>
    <style:style style:name="T12" style:family="text">
      <style:text-properties officeooo:rsid="0018d4fb"/>
    </style:style>
    <style:style style:name="T13" style:family="text">
      <style:text-properties officeooo:rsid="001c42fd"/>
    </style:style>
    <style:style style:name="T14" style:family="text">
      <style:text-properties officeooo:rsid="00260792"/>
    </style:style>
    <style:style style:name="T15" style:family="text">
      <style:text-properties officeooo:rsid="0027e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N,R,S</text:p>
            <text:p text:style-name="P10">10000</text:p>
          </table:table-cell>
          <table:table-cell table:style-name="Table1.A1" office:value-type="string">
            <text:p text:style-name="P16">N,R,S</text:p>
            <text:p text:style-name="P11"><text:span text:style-name="T9">5</text:span>0000</text:p>
          </table:table-cell>
          <table:table-cell table:style-name="Table1.D1" office:value-type="string">
            <text:p text:style-name="P16">N,R,S</text:p>
            <text:p text:style-name="P11"><text:span text:style-name="T9">5</text:span>000</text:p>
          </table:table-cell>
        </table:table-row>
        <table:table-row>
          <table:table-cell table:style-name="Table1.A2" office:value-type="string">
            <text:p text:style-name="P17"/>
            <text:p text:style-name="P10">Sort1</text:p>
            <text:p text:style-name="P10"/>
          </table:table-cell>
          <table:table-cell table:style-name="Table1.B2" office:value-type="string">
            <text:p text:style-name="P12">N <text:s/>: <text:span text:style-name="T9">0m0 .205s</text:span></text:p>
            <text:p text:style-name="P12"/>
            <text:p text:style-name="P12">O <text:s/>: <text:span text:style-name="T9">0m0 .242s</text:span></text:p>
            <text:p text:style-name="P12"><text:span text:style-name="T1"/></text:p>
            <text:p text:style-name="P12"><text:span text:style-name="T1">Ω</text:span><text:span text:style-name="T6"> <text:s/>: </text:span><text:span text:style-name="T9">0m0 .64s</text:span></text:p>
          </table:table-cell>
          <table:table-cell table:style-name="Table1.C2" office:value-type="string">
            <text:p text:style-name="P13">N <text:s/>: <text:span text:style-name="T11">0m8 .358s</text:span></text:p>
            <text:p text:style-name="P13"/>
            <text:p text:style-name="P13">O <text:s/>: <text:span text:style-name="T11">0m6 .674s</text:span></text:p>
            <text:p text:style-name="P13"/>
            <text:p text:style-name="P13"><text:span text:style-name="T1">Ω</text:span><text:span text:style-name="T6"> <text:s/>: </text:span><text:span text:style-name="T8">0m2 .234s</text:span></text:p>
            <text:p text:style-name="P15"/>
          </table:table-cell>
          <table:table-cell table:style-name="Table1.D2" office:value-type="string">
            <text:p text:style-name="P13">N <text:s/>: 0m0.056s</text:p>
            <text:p text:style-name="P13"/>
            <text:p text:style-name="P13">O <text:s/>: 0m0.077s</text:p>
            <text:p text:style-name="P13"/>
            <text:p text:style-name="P13"><text:span text:style-name="T1">Ω</text:span><text:span text:style-name="T6"> <text:s/>: 0m0.016s</text:span></text:p>
          </table:table-cell>
        </table:table-row>
        <table:table-row>
          <table:table-cell table:style-name="Table1.A2" office:value-type="string">
            <text:p text:style-name="P17"/>
            <text:p text:style-name="P10">Sort2</text:p>
            <text:p text:style-name="P10"/>
          </table:table-cell>
          <table:table-cell table:style-name="Table1.B3" office:value-type="string">
            <text:p text:style-name="P13">N <text:s/>: <text:span text:style-name="T10">0m0 .036s</text:span></text:p>
            <text:p text:style-name="P13"/>
            <text:p text:style-name="P13">O <text:s/>: <text:span text:style-name="T10">0m0 .041s</text:span></text:p>
            <text:p text:style-name="P13"/>
            <text:p text:style-name="P13"><text:span text:style-name="T1">Ω</text:span><text:span text:style-name="T6"> <text:s/>: </text:span><text:span text:style-name="T7">0m0 .036s</text:span></text:p>
          </table:table-cell>
          <table:table-cell table:style-name="Table1.C3" office:value-type="string">
            <text:p text:style-name="P14">N <text:s/>: <text:span text:style-name="T11">0m2 .140s</text:span></text:p>
            <text:p text:style-name="P13"/>
            <text:p text:style-name="P13">O <text:s/>: <text:span text:style-name="T11">0m2 .061s</text:span></text:p>
            <text:p text:style-name="P13"/>
            <text:p text:style-name="P13"><text:span text:style-name="T1">Ω</text:span><text:span text:style-name="T6"> <text:s/>: </text:span><text:span text:style-name="T8">0m1 .949s</text:span></text:p>
          </table:table-cell>
          <table:table-cell table:style-name="Table1.D3" office:value-type="string">
            <text:p text:style-name="P13">N <text:s/>: 0m0.040s</text:p>
            <text:p text:style-name="P13"/>
            <text:p text:style-name="P13">O <text:s/>: 0m0.034s</text:p>
            <text:p text:style-name="P13"/>
            <text:p text:style-name="P13"><text:span text:style-name="T1">Ω</text:span><text:span text:style-name="T6"> <text:s/>: 0m0.045s</text:span></text:p>
          </table:table-cell>
        </table:table-row>
        <table:table-row>
          <table:table-cell table:style-name="Table1.A2" office:value-type="string">
            <text:p text:style-name="P10"/>
            <text:p text:style-name="P10">Sort3</text:p>
            <text:p text:style-name="P10"/>
          </table:table-cell>
          <table:table-cell table:style-name="Table1.B4" office:value-type="string">
            <text:p text:style-name="P13">N <text:s/>: <text:span text:style-name="T10">0m0 .166s</text:span></text:p>
            <text:p text:style-name="P13"/>
            <text:p text:style-name="P13">O <text:s/>: <text:span text:style-name="T10">0m0. 131s</text:span></text:p>
            <text:p text:style-name="P13"/>
            <text:p text:style-name="P13"><text:span text:style-name="T1">Ω</text:span><text:span text:style-name="T6"> <text:s/>: </text:span><text:span text:style-name="T7">0m0 .133s</text:span></text:p>
          </table:table-cell>
          <table:table-cell table:style-name="Table1.C4" office:value-type="string">
            <text:p text:style-name="P13">N <text:s/>: <text:span text:style-name="T11">0m4 .731s</text:span></text:p>
            <text:p text:style-name="P13"/>
            <text:p text:style-name="P13">O <text:s/>: 0m4.573s</text:p>
            <text:p text:style-name="P13"/>
            <text:p text:style-name="P13"><text:span text:style-name="T1">Ω</text:span><text:span text:style-name="T6"> <text:s/>: 0m4.268s</text:span></text:p>
          </table:table-cell>
          <table:table-cell table:style-name="Table1.D4" office:value-type="string">
            <text:p text:style-name="P13">N <text:s/>: 0m0.043s</text:p>
            <text:p text:style-name="P13"/>
            <text:p text:style-name="P13">O <text:s/>: 0m0.040s</text:p>
            <text:p text:style-name="P13"/>
            <text:p text:style-name="P13"><text:span text:style-name="T1">Ω</text:span><text:span text:style-name="T6"> <text:s/>: 0m0.037s</text:span></text:p>
          </table:table-cell>
        </table:table-row>
      </table:table>
      <text:p text:style-name="Standard"/>
      <text:p text:style-name="Standard"/>
      <text:p text:style-name="P1">Implications </text:p>
      <text:p text:style-name="P1">N,R,S = normal case, worst case, best case = random file, reverse sorted file, sorted file.</text:p>
      <text:p text:style-name="P1"/>
      <text:p text:style-name="P1">Selection sort</text:p>
      <text:p text:style-name="P1">&gt; O = <text:span text:style-name="T12">O(n^2)</text:span></text:p>
      <text:p text:style-name="P2"><text:span text:style-name="T1">&gt; Ω = Ω</text:span><text:span text:style-name="T2">(n^2)</text:span></text:p>
      <text:p text:style-name="P6"><text:span text:style-name="T2">s</text:span><text:span text:style-name="T1">ort3 is selection sort.</text:span></text:p>
      <text:p text:style-name="P4"><text:span text:style-name="T1">since the timings of the sort3 are equal in the best and worst cases, then the sort3 is selection sort.</text:span></text:p>
      <text:p text:style-name="P4"/>
      <text:p text:style-name="P1">bubble sort</text:p>
      <text:p text:style-name="P3">&gt; O = <text:span text:style-name="T12">O(n^2)</text:span></text:p>
      <text:p text:style-name="P3">&gt; <text:span text:style-name="T1">Ω = Ω</text:span><text:span text:style-name="T2">(n</text:span><text:span text:style-name="T3">)</text:span></text:p>
      <text:p text:style-name="P8"><text:span text:style-name="T3">s</text:span><text:span text:style-name="T1">ort1 is bubble sort.</text:span></text:p>
      <text:p text:style-name="P9">Since the sort timings are unequal in both the best and worst cases and are faster in the best case due to [<text:span text:style-name="T12">O(n^2) </text:span><text:span text:style-name="T15">and</text:span><text:span text:style-name="T5"> Ω</text:span><text:span text:style-name="T2">(n</text:span><text:span text:style-name="T3">)</text:span>], sort 1 is a bubble sort.</text:p>
      <text:p text:style-name="P3"><text:span text:style-name="T3"/></text:p>
      <text:p text:style-name="P1">merge sort</text:p>
      <text:p text:style-name="P1">&gt; O = <text:span text:style-name="T13">O(n log n)</text:span></text:p>
      <text:p text:style-name="P3">&gt; <text:span text:style-name="T1">Ω = Ω</text:span><text:span text:style-name="T3">(n log n)</text:span></text:p>
      <text:p text:style-name="P7"><text:span text:style-name="T3">s</text:span><text:span text:style-name="T1">ort2 is merge sort.</text:span></text:p>
      <text:p text:style-name="P5">Since sort 2's timings are equal in both best and worst cases, and it is faster than selection sort due to [<text:span text:style-name="T13">O(n log n</text:span><text:span text:style-name="T14">) and </text:span><text:span text:style-name="T5">Ω</text:span><text:span text:style-name="T3">(n log n)</text:span>], sort 2 is a merge sort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055in" fo:margin-right="0.782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3:22:26.675116009</meta:creation-date>
    <dc:date>2024-12-25T00:44:50.143934690</dc:date>
    <meta:editing-duration>PT1H22M9S</meta:editing-duration>
    <meta:editing-cycles>23</meta:editing-cycles>
    <meta:generator>LibreOffice/7.4.7.2$Linux_X86_64 LibreOffice_project/40$Build-2</meta:generator>
    <meta:document-statistic meta:table-count="1" meta:image-count="0" meta:object-count="0" meta:page-count="1" meta:paragraph-count="53" meta:word-count="254" meta:character-count="1104" meta:non-whitespace-character-count="875"/>
  </office:meta>
</office:document-meta>
</file>